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f23cc" officeooo:paragraph-rsid="000f23cc" style:font-weight-asian="bold" style:font-weight-complex="bold"/>
    </style:style>
    <style:style style:name="P2" style:family="paragraph" style:parent-style-name="Standard">
      <style:paragraph-properties fo:margin-left="0in" fo:margin-right="0in" fo:margin-top="0.0835in" fo:margin-bottom="0.0972in" style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.0835in" fo:margin-top="0in" fo:margin-bottom="0in" style:contextual-spacing="false" fo:text-indent="0in" style:auto-text-indent="false"/>
    </style:style>
    <style:style style:name="P4" style:family="paragraph" style:parent-style-name="Text_20_body" style:list-style-name="L2">
      <style:paragraph-properties fo:margin-left="0in" fo:margin-right="0.0835in" fo:margin-top="0in" fo:margin-bottom="0in" style:contextual-spacing="false" fo:text-indent="0in" style:auto-text-indent="false"/>
    </style:style>
    <style:style style:name="P5" style:family="paragraph" style:parent-style-name="Text_20_body" style:list-style-name="L3">
      <style:paragraph-properties fo:margin-left="0in" fo:margin-right="0.0835in" fo:margin-top="0in" fo:margin-bottom="0in" style:contextual-spacing="false" fo:text-indent="0in" style:auto-text-indent="false"/>
    </style:style>
    <style:style style:name="P6" style:family="paragraph" style:parent-style-name="Text_20_body" style:list-style-name="L4">
      <style:paragraph-properties fo:margin-left="0in" fo:margin-right="0.0835in" fo:margin-top="0in" fo:margin-bottom="0in" style:contextual-spacing="false" fo:text-indent="0in" style:auto-text-indent="false"/>
    </style:style>
    <style:style style:name="P7" style:family="paragraph" style:parent-style-name="Text_20_body" style:list-style-name="L5">
      <style:paragraph-properties fo:margin-left="0in" fo:margin-right="0.0835in" fo:margin-top="0in" fo:margin-bottom="0in" style:contextual-spacing="false" fo:text-indent="0in" style:auto-text-indent="false"/>
    </style:style>
    <style:style style:name="P8" style:family="paragraph" style:parent-style-name="Text_20_body" style:list-style-name="L6">
      <style:paragraph-properties fo:margin-left="0in" fo:margin-right="0.0835in" fo:margin-top="0in" fo:margin-bottom="0in" style:contextual-spacing="false" fo:text-indent="0in" style:auto-text-indent="false"/>
    </style:style>
    <style:style style:name="P9" style:family="paragraph" style:parent-style-name="Text_20_body" style:list-style-name="L7">
      <style:paragraph-properties fo:margin-left="0in" fo:margin-right="0.0835in" fo:margin-top="0in" fo:margin-bottom="0in" style:contextual-spacing="false" fo:text-indent="0in" style:auto-text-indent="false"/>
    </style:style>
    <style:style style:name="P10" style:family="paragraph" style:parent-style-name="Text_20_body" style:list-style-name="L8">
      <style:paragraph-properties fo:margin-left="0in" fo:margin-right="0.0835in" fo:margin-top="0in" fo:margin-bottom="0in" style:contextual-spacing="false" fo:text-indent="0in" style:auto-text-indent="false"/>
    </style:style>
    <style:style style:name="P11" style:family="paragraph" style:parent-style-name="Text_20_body" style:list-style-name="L9">
      <style:paragraph-properties fo:margin-left="0in" fo:margin-right="0.0835in" fo:margin-top="0in" fo:margin-bottom="0in" style:contextual-spacing="false" fo:text-indent="0in" style:auto-text-indent="false"/>
    </style:style>
    <style:style style:name="P12" style:family="paragraph" style:parent-style-name="Text_20_body" style:list-style-name="L10">
      <style:paragraph-properties fo:margin-left="0in" fo:margin-right="0.0835in" fo:margin-top="0in" fo:margin-bottom="0in" style:contextual-spacing="false" fo:text-indent="0in" style:auto-text-indent="false"/>
    </style:style>
    <style:style style:name="P13" style:family="paragraph" style:parent-style-name="Text_20_body" style:list-style-name="L11">
      <style:paragraph-properties fo:margin-left="0in" fo:margin-right="0.0835in" fo:margin-top="0in" fo:margin-bottom="0in" style:contextual-spacing="false" fo:text-indent="0in" style:auto-text-indent="false"/>
    </style:style>
    <style:style style:name="P14" style:family="paragraph" style:parent-style-name="Text_20_body" style:list-style-name="L12">
      <style:paragraph-properties fo:margin-left="0in" fo:margin-right="0.0835in" fo:margin-top="0in" fo:margin-bottom="0in" style:contextual-spacing="false" fo:text-indent="0in" style:auto-text-indent="false"/>
    </style:style>
    <style:style style:name="P15" style:family="paragraph" style:parent-style-name="Text_20_body" style:list-style-name="L13">
      <style:paragraph-properties fo:margin-left="0in" fo:margin-right="0.0835in" fo:margin-top="0in" fo:margin-bottom="0in" style:contextual-spacing="false" fo:text-indent="0in" style:auto-text-indent="false"/>
    </style:style>
    <style:style style:name="P16" style:family="paragraph" style:parent-style-name="Text_20_body" style:list-style-name="L14">
      <style:paragraph-properties fo:margin-left="0in" fo:margin-right="0.0835in" fo:margin-top="0in" fo:margin-bottom="0in" style:contextual-spacing="false" fo:text-indent="0in" style:auto-text-indent="false"/>
    </style:style>
    <style:style style:name="P17" style:family="paragraph" style:parent-style-name="Text_20_body" style:list-style-name="L15">
      <style:paragraph-properties fo:margin-left="0in" fo:margin-right="0.0835in" fo:margin-top="0in" fo:margin-bottom="0in" style:contextual-spacing="false" fo:text-indent="0in" style:auto-text-indent="false"/>
    </style:style>
    <style:style style:name="P18" style:family="paragraph" style:parent-style-name="Text_20_body" style:list-style-name="L16">
      <style:paragraph-properties fo:margin-left="0in" fo:margin-right="0.0835in" fo:margin-top="0in" fo:margin-bottom="0in" style:contextual-spacing="false" fo:text-indent="0in" style:auto-text-indent="false"/>
    </style:style>
    <style:style style:name="P19" style:family="paragraph" style:parent-style-name="Text_20_body" style:list-style-name="L17">
      <style:paragraph-properties fo:margin-left="0in" fo:margin-right="0.0835in" fo:margin-top="0in" fo:margin-bottom="0in" style:contextual-spacing="false" fo:text-indent="0in" style:auto-text-indent="false"/>
    </style:style>
    <style:style style:name="P20" style:family="paragraph" style:parent-style-name="Text_20_body" style:list-style-name="L18">
      <style:paragraph-properties fo:margin-left="0in" fo:margin-right="0.0835in" fo:margin-top="0in" fo:margin-bottom="0in" style:contextual-spacing="false" fo:text-indent="0in" style:auto-text-indent="false"/>
    </style:style>
    <style:style style:name="P21" style:family="paragraph" style:parent-style-name="Text_20_body" style:list-style-name="L19">
      <style:paragraph-properties fo:margin-left="0in" fo:margin-right="0.0835in" fo:margin-top="0in" fo:margin-bottom="0in" style:contextual-spacing="false" fo:text-indent="0in" style:auto-text-indent="false"/>
    </style:style>
    <style:style style:name="P22" style:family="paragraph" style:parent-style-name="Text_20_body" style:list-style-name="L20">
      <style:paragraph-properties fo:margin-left="0in" fo:margin-right="0.0835in" fo:margin-top="0in" fo:margin-bottom="0in" style:contextual-spacing="false" fo:text-indent="0in" style:auto-text-indent="false"/>
    </style:style>
    <style:style style:name="P23" style:family="paragraph" style:parent-style-name="Text_20_body" style:list-style-name="L21">
      <style:paragraph-properties fo:margin-left="0in" fo:margin-right="0.0835in" fo:margin-top="0in" fo:margin-bottom="0in" style:contextual-spacing="false" fo:text-indent="0in" style:auto-text-indent="false"/>
    </style:style>
    <style:style style:name="P24" style:family="paragraph" style:parent-style-name="Text_20_body">
      <style:paragraph-properties fo:margin-top="0.2083in" fo:margin-bottom="0in" style:contextual-spacing="false"/>
      <style:text-properties fo:color="#1890ff" loext:opacity="100%" style:text-line-through-style="none" style:text-line-through-type="none" style:text-underline-style="none" officeooo:rsid="000f23cc" officeooo:paragraph-rsid="000f23cc" style:text-blinking="false" fo:background-color="transparent" loext:padding="0in" loext:border="none"/>
    </style:style>
    <style:style style:name="P25" style:family="paragraph" style:parent-style-name="Text_20_body" style:list-style-name="L43">
      <style:paragraph-properties fo:margin-left="0in" fo:margin-right="0.0835in" fo:margin-top="0in" fo:margin-bottom="0in" style:contextual-spacing="false" fo:text-indent="0in" style:auto-text-indent="false"/>
      <style:text-properties fo:color="#1890ff" loext:opacity="100%" style:text-line-through-style="none" style:text-line-through-type="none" style:text-underline-style="none" style:text-blinking="false" fo:background-color="transparent"/>
    </style:style>
    <style:style style:name="P26" style:family="paragraph" style:parent-style-name="Text_20_body" style:list-style-name="L22">
      <style:paragraph-properties fo:margin-top="0in" fo:margin-bottom="0in" style:contextual-spacing="false"/>
    </style:style>
    <style:style style:name="P27" style:family="paragraph" style:parent-style-name="Text_20_body" style:list-style-name="L23">
      <style:paragraph-properties fo:margin-left="0in" fo:margin-right="0.0835in" fo:margin-top="0in" fo:margin-bottom="0in" style:contextual-spacing="false" fo:text-indent="0in" style:auto-text-indent="false"/>
    </style:style>
    <style:style style:name="P28" style:family="paragraph" style:parent-style-name="Text_20_body" style:list-style-name="L24">
      <style:paragraph-properties fo:margin-left="0in" fo:margin-right="0.0835in" fo:margin-top="0in" fo:margin-bottom="0in" style:contextual-spacing="false" fo:text-indent="0in" style:auto-text-indent="false"/>
    </style:style>
    <style:style style:name="P29" style:family="paragraph" style:parent-style-name="Text_20_body" style:list-style-name="L25">
      <style:paragraph-properties fo:margin-left="0in" fo:margin-right="0.0835in" fo:margin-top="0in" fo:margin-bottom="0in" style:contextual-spacing="false" fo:text-indent="0in" style:auto-text-indent="false"/>
    </style:style>
    <style:style style:name="P30" style:family="paragraph" style:parent-style-name="Text_20_body" style:list-style-name="L26">
      <style:paragraph-properties fo:margin-left="0in" fo:margin-right="0.0835in" fo:margin-top="0in" fo:margin-bottom="0in" style:contextual-spacing="false" fo:text-indent="0in" style:auto-text-indent="false"/>
    </style:style>
    <style:style style:name="P31" style:family="paragraph" style:parent-style-name="Text_20_body" style:list-style-name="L27">
      <style:paragraph-properties fo:margin-left="0in" fo:margin-right="0.0835in" fo:margin-top="0in" fo:margin-bottom="0in" style:contextual-spacing="false" fo:text-indent="0in" style:auto-text-indent="false"/>
    </style:style>
    <style:style style:name="P32" style:family="paragraph" style:parent-style-name="Text_20_body" style:list-style-name="L28">
      <style:paragraph-properties fo:margin-left="0in" fo:margin-right="0.0835in" fo:margin-top="0in" fo:margin-bottom="0in" style:contextual-spacing="false" fo:text-indent="0in" style:auto-text-indent="false"/>
    </style:style>
    <style:style style:name="P33" style:family="paragraph" style:parent-style-name="Text_20_body" style:list-style-name="L29">
      <style:paragraph-properties fo:margin-left="0in" fo:margin-right="0.0835in" fo:margin-top="0in" fo:margin-bottom="0in" style:contextual-spacing="false" fo:text-indent="0in" style:auto-text-indent="false"/>
    </style:style>
    <style:style style:name="P34" style:family="paragraph" style:parent-style-name="Text_20_body" style:list-style-name="L30">
      <style:paragraph-properties fo:margin-left="0in" fo:margin-right="0.0835in" fo:margin-top="0in" fo:margin-bottom="0in" style:contextual-spacing="false" fo:text-indent="0in" style:auto-text-indent="false"/>
    </style:style>
    <style:style style:name="P35" style:family="paragraph" style:parent-style-name="Text_20_body" style:list-style-name="L31">
      <style:paragraph-properties fo:margin-left="0in" fo:margin-right="0.0835in" fo:margin-top="0in" fo:margin-bottom="0in" style:contextual-spacing="false" fo:text-indent="0in" style:auto-text-indent="false"/>
    </style:style>
    <style:style style:name="P36" style:family="paragraph" style:parent-style-name="Text_20_body" style:list-style-name="L32">
      <style:paragraph-properties fo:margin-left="0in" fo:margin-right="0.0835in" fo:margin-top="0in" fo:margin-bottom="0in" style:contextual-spacing="false" fo:text-indent="0in" style:auto-text-indent="false"/>
    </style:style>
    <style:style style:name="P37" style:family="paragraph" style:parent-style-name="Text_20_body" style:list-style-name="L33">
      <style:paragraph-properties fo:margin-left="0in" fo:margin-right="0.0835in" fo:margin-top="0in" fo:margin-bottom="0in" style:contextual-spacing="false" fo:text-indent="0in" style:auto-text-indent="false"/>
    </style:style>
    <style:style style:name="P38" style:family="paragraph" style:parent-style-name="Text_20_body" style:list-style-name="L34">
      <style:paragraph-properties fo:margin-left="0in" fo:margin-right="0.0835in" fo:margin-top="0in" fo:margin-bottom="0in" style:contextual-spacing="false" fo:text-indent="0in" style:auto-text-indent="false"/>
    </style:style>
    <style:style style:name="P39" style:family="paragraph" style:parent-style-name="Text_20_body" style:list-style-name="L35">
      <style:paragraph-properties fo:margin-left="0in" fo:margin-right="0.0835in" fo:margin-top="0in" fo:margin-bottom="0in" style:contextual-spacing="false" fo:text-indent="0in" style:auto-text-indent="false"/>
    </style:style>
    <style:style style:name="P40" style:family="paragraph" style:parent-style-name="Text_20_body" style:list-style-name="L36">
      <style:paragraph-properties fo:margin-left="0in" fo:margin-right="0.0835in" fo:margin-top="0in" fo:margin-bottom="0in" style:contextual-spacing="false" fo:text-indent="0in" style:auto-text-indent="false"/>
    </style:style>
    <style:style style:name="P41" style:family="paragraph" style:parent-style-name="Text_20_body" style:list-style-name="L37">
      <style:paragraph-properties fo:margin-left="0in" fo:margin-right="0.0835in" fo:margin-top="0in" fo:margin-bottom="0in" style:contextual-spacing="false" fo:text-indent="0in" style:auto-text-indent="false"/>
    </style:style>
    <style:style style:name="P42" style:family="paragraph" style:parent-style-name="Text_20_body" style:list-style-name="L38">
      <style:paragraph-properties fo:margin-left="0in" fo:margin-right="0.0835in" fo:margin-top="0in" fo:margin-bottom="0in" style:contextual-spacing="false" fo:text-indent="0in" style:auto-text-indent="false"/>
    </style:style>
    <style:style style:name="P43" style:family="paragraph" style:parent-style-name="Text_20_body" style:list-style-name="L39">
      <style:paragraph-properties fo:margin-left="0in" fo:margin-right="0.0835in" fo:margin-top="0in" fo:margin-bottom="0in" style:contextual-spacing="false" fo:text-indent="0in" style:auto-text-indent="false"/>
    </style:style>
    <style:style style:name="P44" style:family="paragraph" style:parent-style-name="Text_20_body" style:list-style-name="L40">
      <style:paragraph-properties fo:margin-left="0in" fo:margin-right="0.0835in" fo:margin-top="0in" fo:margin-bottom="0in" style:contextual-spacing="false" fo:text-indent="0in" style:auto-text-indent="false"/>
    </style:style>
    <style:style style:name="P45" style:family="paragraph" style:parent-style-name="Text_20_body" style:list-style-name="L41">
      <style:paragraph-properties fo:margin-left="0in" fo:margin-right="0.0835in" fo:margin-top="0in" fo:margin-bottom="0in" style:contextual-spacing="false" fo:text-indent="0in" style:auto-text-indent="false"/>
    </style:style>
    <style:style style:name="P46" style:family="paragraph" style:parent-style-name="Text_20_body" style:list-style-name="L42">
      <style:paragraph-properties fo:margin-left="0in" fo:margin-right="0.0835in" fo:margin-top="0in" fo:margin-bottom="0in" style:contextual-spacing="false" fo:text-indent="0in" style:auto-text-indent="false"/>
    </style:style>
    <style:style style:name="P47" style:family="paragraph" style:parent-style-name="Text_20_body" style:list-style-name="L43">
      <style:paragraph-properties fo:margin-left="0in" fo:margin-right="0.0835in" fo:margin-top="0in" fo:margin-bottom="0in" style:contextual-spacing="false" fo:text-indent="0in" style:auto-text-indent="false"/>
    </style:style>
    <style:style style:name="P48" style:family="paragraph" style:parent-style-name="Text_20_body" style:list-style-name="L44">
      <style:paragraph-properties fo:margin-left="0in" fo:margin-right="0.0835in" fo:margin-top="0in" fo:margin-bottom="0in" style:contextual-spacing="false" fo:text-indent="0in" style:auto-text-indent="false"/>
    </style:style>
    <style:style style:name="P49" style:family="paragraph" style:parent-style-name="Text_20_body" style:list-style-name="L45">
      <style:paragraph-properties fo:margin-left="0in" fo:margin-right="0.0835in" fo:margin-top="0in" fo:margin-bottom="0in" style:contextual-spacing="false" fo:text-indent="0in" style:auto-text-indent="false"/>
    </style:style>
    <style:style style:name="P50" style:family="paragraph" style:parent-style-name="Text_20_body" style:list-style-name="L46">
      <style:paragraph-properties fo:margin-left="0in" fo:margin-right="0.0835in" fo:margin-top="0in" fo:margin-bottom="0in" style:contextual-spacing="false" fo:text-indent="0in" style:auto-text-indent="false"/>
    </style:style>
    <style:style style:name="P51" style:family="paragraph" style:parent-style-name="Text_20_body" style:list-style-name="L47">
      <style:paragraph-properties fo:margin-left="0in" fo:margin-right="0.0835in" fo:margin-top="0in" fo:margin-bottom="0in" style:contextual-spacing="false" fo:text-indent="0in" style:auto-text-indent="false"/>
    </style:style>
    <style:style style:name="P52" style:family="paragraph" style:parent-style-name="Text_20_body" style:list-style-name="L48">
      <style:paragraph-properties fo:margin-left="0in" fo:margin-right="0.0835in" fo:margin-top="0in" fo:margin-bottom="0in" style:contextual-spacing="false" fo:text-indent="0in" style:auto-text-indent="false"/>
    </style:style>
    <style:style style:name="P53" style:family="paragraph" style:parent-style-name="Text_20_body" style:list-style-name="L49">
      <style:paragraph-properties fo:margin-left="0in" fo:margin-right="0.0835in" fo:margin-top="0in" fo:margin-bottom="0in" style:contextual-spacing="false" fo:text-indent="0in" style:auto-text-indent="false"/>
    </style:style>
    <style:style style:name="P54" style:family="paragraph" style:parent-style-name="Text_20_body" style:list-style-name="L50">
      <style:paragraph-properties fo:margin-left="0in" fo:margin-right="0.0835in" fo:margin-top="0in" fo:margin-bottom="0in" style:contextual-spacing="false" fo:text-indent="0in" style:auto-text-indent="false"/>
    </style:style>
    <style:style style:name="P55" style:family="paragraph" style:parent-style-name="Text_20_body" style:list-style-name="L51">
      <style:paragraph-properties fo:margin-left="0in" fo:margin-right="0.0835in" fo:margin-top="0in" fo:margin-bottom="0in" style:contextual-spacing="false" fo:text-indent="0in" style:auto-text-indent="false"/>
    </style:style>
    <style:style style:name="P56" style:family="paragraph" style:parent-style-name="Text_20_body" style:list-style-name="L52">
      <style:paragraph-properties fo:margin-left="0in" fo:margin-right="0.0835in" fo:margin-top="0in" fo:margin-bottom="0in" style:contextual-spacing="false" fo:text-indent="0in" style:auto-text-indent="false"/>
    </style:style>
    <style:style style:name="P57" style:family="paragraph" style:parent-style-name="Text_20_body" style:list-style-name="L53">
      <style:paragraph-properties fo:margin-left="0in" fo:margin-right="0.0835in" fo:margin-top="0in" fo:margin-bottom="0in" style:contextual-spacing="false" fo:text-indent="0in" style:auto-text-indent="false"/>
    </style:style>
    <style:style style:name="P58" style:family="paragraph" style:parent-style-name="Text_20_body" style:list-style-name="L54">
      <style:paragraph-properties fo:margin-left="0in" fo:margin-right="0.0835in" fo:margin-top="0in" fo:margin-bottom="0in" style:contextual-spacing="false" fo:text-indent="0in" style:auto-text-indent="false"/>
    </style:style>
    <style:style style:name="P59" style:family="paragraph" style:parent-style-name="Text_20_body" style:list-style-name="L55">
      <style:paragraph-properties fo:margin-left="0in" fo:margin-right="0.0835in" fo:margin-top="0in" fo:margin-bottom="0in" style:contextual-spacing="false" fo:text-indent="0in" style:auto-text-indent="false"/>
    </style:style>
    <style:style style:name="P60" style:family="paragraph" style:parent-style-name="Text_20_body" style:list-style-name="L56">
      <style:paragraph-properties fo:margin-left="0in" fo:margin-right="0.0835in" fo:margin-top="0in" fo:margin-bottom="0in" style:contextual-spacing="false" fo:text-indent="0in" style:auto-text-indent="false"/>
    </style:style>
    <style:style style:name="P61" style:family="paragraph" style:parent-style-name="Text_20_body" style:list-style-name="L57">
      <style:paragraph-properties fo:margin-left="0in" fo:margin-right="0.0835in" fo:margin-top="0in" fo:margin-bottom="0in" style:contextual-spacing="false" fo:text-indent="0in" style:auto-text-indent="false"/>
    </style:style>
    <style:style style:name="P62" style:family="paragraph" style:parent-style-name="Text_20_body" style:list-style-name="L58">
      <style:paragraph-properties fo:margin-left="0in" fo:margin-right="0.0835in" fo:margin-top="0in" fo:margin-bottom="0in" style:contextual-spacing="false" fo:text-indent="0in" style:auto-text-indent="false"/>
    </style:style>
    <style:style style:name="P63" style:family="paragraph" style:parent-style-name="Text_20_body" style:list-style-name="L59">
      <style:paragraph-properties fo:margin-left="0in" fo:margin-right="0.0835in" fo:margin-top="0in" fo:margin-bottom="0in" style:contextual-spacing="false" fo:text-indent="0in" style:auto-text-indent="false"/>
    </style:style>
    <style:style style:name="P64" style:family="paragraph" style:parent-style-name="Text_20_body" style:list-style-name="L60">
      <style:paragraph-properties fo:margin-left="0in" fo:margin-right="0.0835in" fo:margin-top="0in" fo:margin-bottom="0in" style:contextual-spacing="false" fo:text-indent="0in" style:auto-text-indent="false"/>
    </style:style>
    <style:style style:name="P65" style:family="paragraph" style:parent-style-name="Text_20_body" style:list-style-name="L61">
      <style:paragraph-properties fo:margin-left="0in" fo:margin-right="0.0835in" fo:margin-top="0in" fo:margin-bottom="0in" style:contextual-spacing="false" fo:text-indent="0in" style:auto-text-indent="false"/>
    </style:style>
    <style:style style:name="P66" style:family="paragraph" style:parent-style-name="Text_20_body" style:list-style-name="L62">
      <style:paragraph-properties fo:margin-left="0in" fo:margin-right="0.0835in" fo:margin-top="0in" fo:margin-bottom="0in" style:contextual-spacing="false" fo:text-indent="0in" style:auto-text-indent="false"/>
    </style:style>
    <style:style style:name="P67" style:family="paragraph" style:parent-style-name="Text_20_body" style:list-style-name="L63">
      <style:paragraph-properties fo:margin-left="0in" fo:margin-right="0.0835in" fo:margin-top="0in" fo:margin-bottom="0in" style:contextual-spacing="false" fo:text-indent="0in" style:auto-text-indent="false"/>
    </style:style>
    <style:style style:name="P68" style:family="paragraph" style:parent-style-name="Text_20_body" style:list-style-name="L64">
      <style:paragraph-properties fo:margin-left="0in" fo:margin-right="0.0835in" fo:margin-top="0in" fo:margin-bottom="0in" style:contextual-spacing="false" fo:text-indent="0in" style:auto-text-indent="false"/>
    </style:style>
    <style:style style:name="P69" style:family="paragraph" style:parent-style-name="Text_20_body" style:list-style-name="L65">
      <style:paragraph-properties fo:margin-left="0in" fo:margin-right="0.0835in" fo:margin-top="0in" fo:margin-bottom="0in" style:contextual-spacing="false" fo:text-indent="0in" style:auto-text-indent="false"/>
    </style:style>
    <style:style style:name="P70" style:family="paragraph" style:parent-style-name="Text_20_body" style:list-style-name="L66">
      <style:paragraph-properties fo:margin-left="0in" fo:margin-right="0.0835in" fo:margin-top="0in" fo:margin-bottom="0in" style:contextual-spacing="false" fo:text-indent="0in" style:auto-text-indent="false"/>
    </style:style>
    <style:style style:name="P71" style:family="paragraph" style:parent-style-name="Text_20_body" style:list-style-name="L67">
      <style:paragraph-properties fo:margin-left="0in" fo:margin-right="0.0835in" fo:margin-top="0in" fo:margin-bottom="0in" style:contextual-spacing="false" fo:text-indent="0in" style:auto-text-indent="false"/>
    </style:style>
    <style:style style:name="P72" style:family="paragraph" style:parent-style-name="Text_20_body" style:list-style-name="L68">
      <style:paragraph-properties fo:margin-left="0in" fo:margin-right="0.0835in" fo:margin-top="0in" fo:margin-bottom="0in" style:contextual-spacing="false" fo:text-indent="0in" style:auto-text-indent="false"/>
    </style:style>
    <style:style style:name="P73" style:family="paragraph" style:parent-style-name="Text_20_body" style:list-style-name="L69">
      <style:paragraph-properties fo:margin-left="0in" fo:margin-right="0.0835in" fo:margin-top="0in" fo:margin-bottom="0in" style:contextual-spacing="false" fo:text-indent="0in" style:auto-text-indent="false"/>
    </style:style>
    <style:style style:name="P74" style:family="paragraph" style:parent-style-name="Text_20_body" style:list-style-name="L70">
      <style:paragraph-properties fo:margin-left="0in" fo:margin-right="0.0835in" fo:margin-top="0in" fo:margin-bottom="0in" style:contextual-spacing="false" fo:text-indent="0in" style:auto-text-indent="false"/>
    </style:style>
    <style:style style:name="P75" style:family="paragraph" style:parent-style-name="Text_20_body" style:list-style-name="L71">
      <style:paragraph-properties fo:margin-left="0in" fo:margin-right="0.0835in" fo:margin-top="0in" fo:margin-bottom="0in" style:contextual-spacing="false" fo:text-indent="0in" style:auto-text-indent="false"/>
    </style:style>
    <style:style style:name="P76" style:family="paragraph" style:parent-style-name="Text_20_body" style:list-style-name="L72">
      <style:paragraph-properties fo:margin-left="0in" fo:margin-right="0.0835in" fo:margin-top="0in" fo:margin-bottom="0in" style:contextual-spacing="false" fo:text-indent="0in" style:auto-text-indent="false"/>
    </style:style>
    <style:style style:name="P77" style:family="paragraph" style:parent-style-name="Text_20_body" style:list-style-name="L73">
      <style:paragraph-properties fo:margin-left="0in" fo:margin-right="0.0835in" fo:margin-top="0in" fo:margin-bottom="0in" style:contextual-spacing="false" fo:text-indent="0in" style:auto-text-indent="false"/>
    </style:style>
    <style:style style:name="P78" style:family="paragraph" style:parent-style-name="Text_20_body" style:list-style-name="L74">
      <style:paragraph-properties fo:margin-left="0in" fo:margin-right="0.0835in" fo:margin-top="0in" fo:margin-bottom="0in" style:contextual-spacing="false" fo:text-indent="0in" style:auto-text-indent="false"/>
    </style:style>
    <style:style style:name="P79" style:family="paragraph" style:parent-style-name="Text_20_body" style:list-style-name="L75">
      <style:paragraph-properties fo:margin-top="0.2083in" fo:margin-bottom="0in" style:contextual-spacing="false"/>
      <style:text-properties officeooo:paragraph-rsid="000f23cc"/>
    </style:style>
    <style:style style:name="T1" style:family="text">
      <style:text-properties fo:color="#1890ff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1890ff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3" style:family="text">
      <style:text-properties fo:color="#1890ff" loext:opacity="100%" style:text-line-through-style="none" style:text-line-through-type="none" style:text-underline-style="none" officeooo:rsid="000f23cc" style:text-blinking="false" fo:background-color="transparent" loext:char-shading-value="0" loext:padding="0in" loext:border="none"/>
    </style:style>
    <style:style style:name="T4" style:family="text">
      <style:text-properties officeooo:rsid="000f23cc"/>
    </style:style>
    <style:style style:name="T5" style:family="text">
      <style:text-properties officeooo:rsid="00113baf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width="10.1563in" draw:z-index="0"><draw:text-box fo:min-height="0.0161in"><text:list xml:id="list343208199" text:style-name="L75"><text:list-item><text:p text:style-name="P79"><text:span text:style-name="T3">1.  </text:span><text:a xlink:type="simple" xlink:href="https://leetcode.com/problems/two-sum" office:target-frame-name="_blank" xlink:show="new" text:style-name="Internet_20_link" text:visited-style-name="Visited_20_Internet_20_Link"><text:span text:style-name="T4">Two Sum</text:span></text:a></text:p></text:list-item></text:list><text:list xml:id="list3430763473" text:style-name="L1"><text:list-item><text:p text:style-name="P3">2. <text:a xlink:type="simple" xlink:href="https://leetcode.com/problems/longest-substring-without-repeating-characters" office:target-frame-name="_blank" xlink:show="new" text:style-name="Internet_20_link" text:visited-style-name="Visited_20_Internet_20_Link"><text:span text:style-name="T1">Longest Substring Without Repeating Characters</text:span></text:a></text:p></text:list-item></text:list><text:list xml:id="list4188185941" text:style-name="L2"><text:list-item><text:p text:style-name="P4">3. <text:a xlink:type="simple" xlink:href="https://leetcode.com/problems/longest-palindromic-substring" office:target-frame-name="_blank" xlink:show="new" text:style-name="Internet_20_link" text:visited-style-name="Visited_20_Internet_20_Link"><text:span text:style-name="T1">Longest Palindromic Substring</text:span></text:a></text:p></text:list-item></text:list><text:list xml:id="list1614371348" text:style-name="L3"><text:list-item><text:p text:style-name="P5">4. <text:a xlink:type="simple" xlink:href="https://leetcode.com/problems/container-with-most-water" office:target-frame-name="_blank" xlink:show="new" text:style-name="Internet_20_link" text:visited-style-name="Visited_20_Internet_20_Link"><text:span text:style-name="T1">Container With Most Water</text:span></text:a></text:p></text:list-item></text:list><text:list xml:id="list3797507135" text:style-name="L4"><text:list-item><text:p text:style-name="P6">5. <text:a xlink:type="simple" xlink:href="https://leetcode.com/problems/3sum" office:target-frame-name="_blank" xlink:show="new" text:style-name="Internet_20_link" text:visited-style-name="Visited_20_Internet_20_Link"><text:span text:style-name="T1">3Sum</text:span></text:a></text:p></text:list-item></text:list><text:list xml:id="list4070016688" text:style-name="L5"><text:list-item><text:p text:style-name="P7">6. <text:a xlink:type="simple" xlink:href="https://leetcode.com/problems/remove-nth-node-from-end-of-list" office:target-frame-name="_blank" xlink:show="new" text:style-name="Internet_20_link" text:visited-style-name="Visited_20_Internet_20_Link"><text:span text:style-name="T1">Remove Nth Node From End of List</text:span></text:a></text:p></text:list-item></text:list><text:list xml:id="list1300514980" text:style-name="L6"><text:list-item><text:p text:style-name="P8">7. <text:a xlink:type="simple" xlink:href="https://leetcode.com/problems/valid-parentheses" office:target-frame-name="_blank" xlink:show="new" text:style-name="Internet_20_link" text:visited-style-name="Visited_20_Internet_20_Link"><text:span text:style-name="T1">Valid Parentheses</text:span></text:a></text:p></text:list-item></text:list><text:list xml:id="list3615267987" text:style-name="L7"><text:list-item><text:p text:style-name="P9">8. <text:a xlink:type="simple" xlink:href="https://leetcode.com/problems/merge-two-sorted-lists" office:target-frame-name="_blank" xlink:show="new" text:style-name="Internet_20_link" text:visited-style-name="Visited_20_Internet_20_Link"><text:span text:style-name="T1">Merge Two Sorted Lists</text:span></text:a></text:p></text:list-item></text:list><text:list xml:id="list1291988358" text:style-name="L8"><text:list-item><text:p text:style-name="P10">9. <text:a xlink:type="simple" xlink:href="https://leetcode.com/problems/merge-k-sorted-lists" office:target-frame-name="_blank" xlink:show="new" text:style-name="Internet_20_link" text:visited-style-name="Visited_20_Internet_20_Link"><text:span text:style-name="T1">Merge k Sorted Lists</text:span></text:a></text:p></text:list-item></text:list><text:list xml:id="list783967173" text:style-name="L9"><text:list-item><text:p text:style-name="P11">10. <text:a xlink:type="simple" xlink:href="https://leetcode.com/problems/search-in-rotated-sorted-array" office:target-frame-name="_blank" xlink:show="new" text:style-name="Internet_20_link" text:visited-style-name="Visited_20_Internet_20_Link"><text:span text:style-name="T1">Search in Rotated Sorted Array</text:span></text:a></text:p></text:list-item></text:list><text:list xml:id="list1659506389" text:style-name="L10"><text:list-item><text:p text:style-name="P12">11. <text:a xlink:type="simple" xlink:href="https://leetcode.com/problems/combination-sum" office:target-frame-name="_blank" xlink:show="new" text:style-name="Internet_20_link" text:visited-style-name="Visited_20_Internet_20_Link"><text:span text:style-name="T1">Combination Sum</text:span></text:a></text:p></text:list-item></text:list><text:list xml:id="list1775565341" text:style-name="L11"><text:list-item><text:p text:style-name="P13">12. <text:a xlink:type="simple" xlink:href="https://leetcode.com/problems/rotate-image" office:target-frame-name="_blank" xlink:show="new" text:style-name="Internet_20_link" text:visited-style-name="Visited_20_Internet_20_Link"><text:span text:style-name="T1">Rotate Image</text:span></text:a></text:p></text:list-item></text:list><text:list xml:id="list1452023781" text:style-name="L12"><text:list-item><text:p text:style-name="P14">13. <text:a xlink:type="simple" xlink:href="https://leetcode.com/problems/group-anagrams" office:target-frame-name="_blank" xlink:show="new" text:style-name="Internet_20_link" text:visited-style-name="Visited_20_Internet_20_Link"><text:span text:style-name="T1">Group Anagrams</text:span></text:a></text:p></text:list-item></text:list><text:list xml:id="list4001270291" text:style-name="L13"><text:list-item><text:p text:style-name="P15">14. <text:a xlink:type="simple" xlink:href="https://leetcode.com/problems/maximum-subarray" office:target-frame-name="_blank" xlink:show="new" text:style-name="Internet_20_link" text:visited-style-name="Visited_20_Internet_20_Link"><text:span text:style-name="T1">Maximum Subarray</text:span></text:a></text:p></text:list-item></text:list><text:list xml:id="list3723506551" text:style-name="L14"><text:list-item><text:p text:style-name="P16">15. <text:a xlink:type="simple" xlink:href="https://leetcode.com/problems/spiral-matrix" office:target-frame-name="_blank" xlink:show="new" text:style-name="Internet_20_link" text:visited-style-name="Visited_20_Internet_20_Link"><text:span text:style-name="T1">Spiral Matrix</text:span></text:a></text:p></text:list-item></text:list><text:list xml:id="list1600856911" text:style-name="L15"><text:list-item><text:p text:style-name="P17">16. <text:a xlink:type="simple" xlink:href="https://leetcode.com/problems/jump-game" office:target-frame-name="_blank" xlink:show="new" text:style-name="Internet_20_link" text:visited-style-name="Visited_20_Internet_20_Link"><text:span text:style-name="T1">Jump Game</text:span></text:a></text:p></text:list-item></text:list><text:list xml:id="list884091122" text:style-name="L16"><text:list-item><text:p text:style-name="P18">17. <text:a xlink:type="simple" xlink:href="https://leetcode.com/problems/merge-intervals" office:target-frame-name="_blank" xlink:show="new" text:style-name="Internet_20_link" text:visited-style-name="Visited_20_Internet_20_Link"><text:span text:style-name="T1">Merge Intervals</text:span></text:a></text:p></text:list-item></text:list><text:list xml:id="list2469805588" text:style-name="L17"><text:list-item><text:p text:style-name="P19">18. <text:a xlink:type="simple" xlink:href="https://leetcode.com/problems/insert-interval" office:target-frame-name="_blank" xlink:show="new" text:style-name="Internet_20_link" text:visited-style-name="Visited_20_Internet_20_Link"><text:span text:style-name="T1">Insert Interval</text:span></text:a></text:p></text:list-item></text:list><text:list xml:id="list1269223434" text:style-name="L18"><text:list-item><text:p text:style-name="P20">19. <text:a xlink:type="simple" xlink:href="https://leetcode.com/problems/unique-paths" office:target-frame-name="_blank" xlink:show="new" text:style-name="Internet_20_link" text:visited-style-name="Visited_20_Internet_20_Link"><text:span text:style-name="T1">Unique Paths</text:span></text:a></text:p></text:list-item></text:list><text:list xml:id="list964246180" text:style-name="L19"><text:list-item><text:p text:style-name="P21">20. <text:a xlink:type="simple" xlink:href="https://leetcode.com/problems/climbing-stairs" office:target-frame-name="_blank" xlink:show="new" text:style-name="Internet_20_link" text:visited-style-name="Visited_20_Internet_20_Link"><text:span text:style-name="T1">Climbing Stairs</text:span></text:a></text:p></text:list-item></text:list><text:list xml:id="list3921749600" text:style-name="L20"><text:list-item><text:p text:style-name="P22">21. <text:a xlink:type="simple" xlink:href="https://leetcode.com/problems/set-matrix-zeroes" office:target-frame-name="_blank" xlink:show="new" text:style-name="Internet_20_link" text:visited-style-name="Visited_20_Internet_20_Link"><text:span text:style-name="T1">Set Matrix Zeroes</text:span></text:a></text:p></text:list-item></text:list><text:list xml:id="list2877670992" text:style-name="L21"><text:list-item><text:p text:style-name="P23">22. <text:a xlink:type="simple" xlink:href="https://leetcode.com/problems/minimum-window-substring" office:target-frame-name="_blank" xlink:show="new" text:style-name="Internet_20_link" text:visited-style-name="Visited_20_Internet_20_Link"><text:span text:style-name="T1">Minimum Window Substring</text:span></text:a></text:p></text:list-item></text:list><text:p text:style-name="P24"/></draw:text-box></draw:frame></text:p>
      <text:section text:style-name="Sect1" text:name="footer-root">
        <text:p text:style-name="P2"/>
      </text:section>
      <text:list xml:id="list391050588" text:style-name="L22">
        <text:list-item>
          <text:p text:style-name="P26">23. <text:a xlink:type="simple" xlink:href="https://leetcode.com/problems/word-search" office:target-frame-name="_blank" xlink:show="new" text:style-name="Internet_20_link" text:visited-style-name="Visited_20_Internet_20_Link"><text:span text:style-name="T1">Word Search</text:span></text:a></text:p>
        </text:list-item>
      </text:list>
      <text:list xml:id="list346381490" text:style-name="L23">
        <text:list-item>
          <text:p text:style-name="P27">24. <text:a xlink:type="simple" xlink:href="https://leetcode.com/problems/decode-ways" office:target-frame-name="_blank" xlink:show="new" text:style-name="Internet_20_link" text:visited-style-name="Visited_20_Internet_20_Link"><text:span text:style-name="T1">Decode Ways</text:span></text:a></text:p>
        </text:list-item>
      </text:list>
      <text:list xml:id="list2827437819" text:style-name="L24">
        <text:list-item>
          <text:p text:style-name="P28">25. <text:a xlink:type="simple" xlink:href="https://leetcode.com/problems/validate-binary-search-tree" office:target-frame-name="_blank" xlink:show="new" text:style-name="Internet_20_link" text:visited-style-name="Visited_20_Internet_20_Link"><text:span text:style-name="T1">Validate Binary Search Tree</text:span></text:a></text:p>
        </text:list-item>
      </text:list>
      <text:list xml:id="list3486120089" text:style-name="L25">
        <text:list-item>
          <text:p text:style-name="P29">26. <text:a xlink:type="simple" xlink:href="https://leetcode.com/problems/same-tree" office:target-frame-name="_blank" xlink:show="new" text:style-name="Internet_20_link" text:visited-style-name="Visited_20_Internet_20_Link"><text:span text:style-name="T1">Same Tree</text:span></text:a></text:p>
        </text:list-item>
      </text:list>
      <text:list xml:id="list3921471858" text:style-name="L26">
        <text:list-item>
          <text:p text:style-name="P30">27. <text:a xlink:type="simple" xlink:href="https://leetcode.com/problems/binary-tree-level-order-traversal" office:target-frame-name="_blank" xlink:show="new" text:style-name="Internet_20_link" text:visited-style-name="Visited_20_Internet_20_Link"><text:span text:style-name="T1">Binary Tree Level Order Traversal</text:span></text:a></text:p>
        </text:list-item>
      </text:list>
      <text:list xml:id="list2730682042" text:style-name="L27">
        <text:list-item>
          <text:p text:style-name="P31">28. <text:a xlink:type="simple" xlink:href="https://leetcode.com/problems/maximum-depth-of-binary-tree" office:target-frame-name="_blank" xlink:show="new" text:style-name="Internet_20_link" text:visited-style-name="Visited_20_Internet_20_Link"><text:span text:style-name="T1">Maximum Depth of Binary Tree</text:span></text:a></text:p>
        </text:list-item>
      </text:list>
      <text:list xml:id="list1888433575" text:style-name="L28">
        <text:list-item>
          <text:p text:style-name="P32">29. <text:a xlink:type="simple" xlink:href="https://leetcode.com/problems/construct-binary-tree-from-preorder-and-inorder-traversal" office:target-frame-name="_blank" xlink:show="new" text:style-name="Internet_20_link" text:visited-style-name="Visited_20_Internet_20_Link"><text:span text:style-name="T1">Construct Binary Tree from Preorder and Inorder Traversal</text:span></text:a></text:p>
        </text:list-item>
      </text:list>
      <text:list xml:id="list4015965859" text:style-name="L29">
        <text:list-item>
          <text:p text:style-name="P33">30. <text:a xlink:type="simple" xlink:href="https://leetcode.com/problems/best-time-to-buy-and-sell-stock" office:target-frame-name="_blank" xlink:show="new" text:style-name="Internet_20_link" text:visited-style-name="Visited_20_Internet_20_Link"><text:span text:style-name="T1">Best Time to Buy and Sell Stock</text:span></text:a></text:p>
        </text:list-item>
      </text:list>
      <text:list xml:id="list1773149317" text:style-name="L30">
        <text:list-item>
          <text:p text:style-name="P34">31. <text:a xlink:type="simple" xlink:href="https://leetcode.com/problems/binary-tree-maximum-path-sum" office:target-frame-name="_blank" xlink:show="new" text:style-name="Internet_20_link" text:visited-style-name="Visited_20_Internet_20_Link"><text:span text:style-name="T1">Binary Tree Maximum Path Sum</text:span></text:a></text:p>
        </text:list-item>
      </text:list>
      <text:list xml:id="list3272122013" text:style-name="L31">
        <text:list-item>
          <text:p text:style-name="P35">32. <text:a xlink:type="simple" xlink:href="https://leetcode.com/problems/valid-palindrome" office:target-frame-name="_blank" xlink:show="new" text:style-name="Internet_20_link" text:visited-style-name="Visited_20_Internet_20_Link"><text:span text:style-name="T1">Valid Palindrome</text:span></text:a></text:p>
        </text:list-item>
      </text:list>
      <text:list xml:id="list2524505359" text:style-name="L32">
        <text:list-item>
          <text:p text:style-name="P36">33. <text:a xlink:type="simple" xlink:href="https://leetcode.com/problems/longest-consecutive-sequence" office:target-frame-name="_blank" xlink:show="new" text:style-name="Internet_20_link" text:visited-style-name="Visited_20_Internet_20_Link"><text:span text:style-name="T1">Longest Consecutive Sequence</text:span></text:a></text:p>
        </text:list-item>
      </text:list>
      <text:list xml:id="list1067739882" text:style-name="L33">
        <text:list-item>
          <text:p text:style-name="P37">34. <text:a xlink:type="simple" xlink:href="https://leetcode.com/problems/clone-graph" office:target-frame-name="_blank" xlink:show="new" text:style-name="Internet_20_link" text:visited-style-name="Visited_20_Internet_20_Link"><text:span text:style-name="T1">Clone Graph</text:span></text:a></text:p>
        </text:list-item>
      </text:list>
      <text:list xml:id="list2528525467" text:style-name="L34">
        <text:list-item>
          <text:p text:style-name="P38">35. <text:a xlink:type="simple" xlink:href="https://leetcode.com/problems/word-break" office:target-frame-name="_blank" xlink:show="new" text:style-name="Internet_20_link" text:visited-style-name="Visited_20_Internet_20_Link"><text:span text:style-name="T1">Word Break</text:span></text:a></text:p>
        </text:list-item>
      </text:list>
      <text:list xml:id="list1876586440" text:style-name="L35">
        <text:list-item>
          <text:p text:style-name="P39"><text:soft-page-break/>36. <text:a xlink:type="simple" xlink:href="https://leetcode.com/problems/linked-list-cycle" office:target-frame-name="_blank" xlink:show="new" text:style-name="Internet_20_link" text:visited-style-name="Visited_20_Internet_20_Link"><text:span text:style-name="T1">Linked List Cycle</text:span></text:a></text:p>
        </text:list-item>
      </text:list>
      <text:list xml:id="list3492343257" text:style-name="L36">
        <text:list-item>
          <text:p text:style-name="P40">37. <text:a xlink:type="simple" xlink:href="https://leetcode.com/problems/reorder-list" office:target-frame-name="_blank" xlink:show="new" text:style-name="Internet_20_link" text:visited-style-name="Visited_20_Internet_20_Link"><text:span text:style-name="T1">Reorder List</text:span></text:a></text:p>
        </text:list-item>
      </text:list>
      <text:list xml:id="list3142081141" text:style-name="L37">
        <text:list-item>
          <text:p text:style-name="P41">38. <text:a xlink:type="simple" xlink:href="https://leetcode.com/problems/maximum-product-subarray" office:target-frame-name="_blank" xlink:show="new" text:style-name="Internet_20_link" text:visited-style-name="Visited_20_Internet_20_Link"><text:span text:style-name="T1">Maximum Product Subarray</text:span></text:a></text:p>
        </text:list-item>
      </text:list>
      <text:list xml:id="list2751283984" text:style-name="L38">
        <text:list-item>
          <text:p text:style-name="P42">39. <text:a xlink:type="simple" xlink:href="https://leetcode.com/problems/find-minimum-in-rotated-sorted-array" office:target-frame-name="_blank" xlink:show="new" text:style-name="Internet_20_link" text:visited-style-name="Visited_20_Internet_20_Link"><text:span text:style-name="T1">Find Minimum in Rotated Sorted Array</text:span></text:a></text:p>
        </text:list-item>
      </text:list>
      <text:list xml:id="list3428116368" text:style-name="L39">
        <text:list-item>
          <text:p text:style-name="P43">40. <text:a xlink:type="simple" xlink:href="https://leetcode.com/problems/reverse-bits" office:target-frame-name="_blank" xlink:show="new" text:style-name="Internet_20_link" text:visited-style-name="Visited_20_Internet_20_Link"><text:span text:style-name="T1">Reverse Bits</text:span></text:a></text:p>
        </text:list-item>
      </text:list>
      <text:list xml:id="list3256256592" text:style-name="L40">
        <text:list-item>
          <text:p text:style-name="P44">41. <text:a xlink:type="simple" xlink:href="https://leetcode.com/problems/number-of-1-bits" office:target-frame-name="_blank" xlink:show="new" text:style-name="Internet_20_link" text:visited-style-name="Visited_20_Internet_20_Link"><text:span text:style-name="T1">Number of 1 Bits</text:span></text:a></text:p>
        </text:list-item>
      </text:list>
      <text:list xml:id="list1351554302" text:style-name="L41">
        <text:list-item>
          <text:p text:style-name="P45">42. <text:a xlink:type="simple" xlink:href="https://leetcode.com/problems/house-robber" office:target-frame-name="_blank" xlink:show="new" text:style-name="Internet_20_link" text:visited-style-name="Visited_20_Internet_20_Link"><text:span text:style-name="T1">House Robber</text:span></text:a></text:p>
        </text:list-item>
      </text:list>
      <text:list xml:id="list1186360756" text:style-name="L42">
        <text:list-item>
          <text:p text:style-name="P46">43. <text:a xlink:type="simple" xlink:href="https://leetcode.com/problems/number-of-islands" office:target-frame-name="_blank" xlink:show="new" text:style-name="Internet_20_link" text:visited-style-name="Visited_20_Internet_20_Link"><text:span text:style-name="T1">Number of Islands</text:span></text:a></text:p>
        </text:list-item>
      </text:list>
      <text:list xml:id="list1015318511" text:style-name="L43">
        <text:list-item>
          <text:p text:style-name="P47">44. <text:a xlink:type="simple" xlink:href="https://leetcode.com/problems/reverse-linked-list" office:target-frame-name="_blank" xlink:show="new" text:style-name="Internet_20_link" text:visited-style-name="Visited_20_Internet_20_Link"><text:span text:style-name="T1">Reverse Linked List</text:span></text:a></text:p>
        </text:list-item>
        <text:list-item>
          <text:p text:style-name="P47"><text:span text:style-name="T1">45. </text:span><text:a xlink:type="simple" xlink:href="https://leetcode.com/problems/course-schedule" office:target-frame-name="_blank" xlink:show="new" text:style-name="Internet_20_link" text:visited-style-name="Visited_20_Internet_20_Link">Course Schedule</text:a></text:p>
        </text:list-item>
      </text:list>
      <text:list xml:id="list3169665757" text:style-name="L44">
        <text:list-item>
          <text:p text:style-name="P48">46. <text:a xlink:type="simple" xlink:href="https://leetcode.com/problems/implement-trie-prefix-tree" office:target-frame-name="_blank" xlink:show="new" text:style-name="Internet_20_link" text:visited-style-name="Visited_20_Internet_20_Link"><text:span text:style-name="T1">Implement Trie (Prefix Tree)</text:span></text:a></text:p>
        </text:list-item>
      </text:list>
      <text:list xml:id="list3007762264" text:style-name="L45">
        <text:list-item>
          <text:p text:style-name="P49">47. <text:a xlink:type="simple" xlink:href="https://leetcode.com/problems/design-add-and-search-words-data-structure" office:target-frame-name="_blank" xlink:show="new" text:style-name="Internet_20_link" text:visited-style-name="Visited_20_Internet_20_Link"><text:span text:style-name="T1">Design Add and Search Words Data Structure</text:span></text:a></text:p>
        </text:list-item>
      </text:list>
      <text:list xml:id="list4188723320" text:style-name="L46">
        <text:list-item>
          <text:p text:style-name="P50">48. <text:a xlink:type="simple" xlink:href="https://leetcode.com/problems/word-search-ii" office:target-frame-name="_blank" xlink:show="new" text:style-name="Internet_20_link" text:visited-style-name="Visited_20_Internet_20_Link"><text:span text:style-name="T1">Word Search II</text:span></text:a></text:p>
        </text:list-item>
      </text:list>
      <text:list xml:id="list3612745829" text:style-name="L47">
        <text:list-item>
          <text:p text:style-name="P51">49. <text:a xlink:type="simple" xlink:href="https://leetcode.com/problems/house-robber-ii" office:target-frame-name="_blank" xlink:show="new" text:style-name="Internet_20_link" text:visited-style-name="Visited_20_Internet_20_Link"><text:span text:style-name="T1">House Robber II</text:span></text:a></text:p>
        </text:list-item>
      </text:list>
      <text:list xml:id="list986098205" text:style-name="L48">
        <text:list-item>
          <text:p text:style-name="P52">50. <text:a xlink:type="simple" xlink:href="https://leetcode.com/problems/contains-duplicate" office:target-frame-name="_blank" xlink:show="new" text:style-name="Internet_20_link" text:visited-style-name="Visited_20_Internet_20_Link"><text:span text:style-name="T1">Contains Duplicate</text:span></text:a></text:p>
        </text:list-item>
      </text:list>
      <text:list xml:id="list710686117" text:style-name="L49">
        <text:list-item>
          <text:p text:style-name="P53">51. <text:a xlink:type="simple" xlink:href="https://leetcode.com/problems/invert-binary-tree" office:target-frame-name="_blank" xlink:show="new" text:style-name="Internet_20_link" text:visited-style-name="Visited_20_Internet_20_Link"><text:span text:style-name="T1">Invert Binary Tree</text:span></text:a></text:p>
        </text:list-item>
      </text:list>
      <text:list xml:id="list3494955303" text:style-name="L50">
        <text:list-item>
          <text:p text:style-name="P54">52. <text:a xlink:type="simple" xlink:href="https://leetcode.com/problems/kth-smallest-element-in-a-bst" office:target-frame-name="_blank" xlink:show="new" text:style-name="Internet_20_link" text:visited-style-name="Visited_20_Internet_20_Link"><text:span text:style-name="T1">Kth Smallest Element in a BST</text:span></text:a></text:p>
        </text:list-item>
      </text:list>
      <text:list xml:id="list3252995319" text:style-name="L51">
        <text:list-item>
          <text:p text:style-name="P55">53. <text:a xlink:type="simple" xlink:href="https://leetcode.com/problems/lowest-common-ancestor-of-a-binary-search-tree" office:target-frame-name="_blank" xlink:show="new" text:style-name="Internet_20_link" text:visited-style-name="Visited_20_Internet_20_Link"><text:span text:style-name="T1">Lowest Common Ancestor of a Binary Search Tree</text:span></text:a></text:p>
        </text:list-item>
      </text:list>
      <text:list xml:id="list800423974" text:style-name="L52">
        <text:list-item>
          <text:p text:style-name="P56">54. <text:a xlink:type="simple" xlink:href="https://leetcode.com/problems/lowest-common-ancestor-of-a-binary-tree" office:target-frame-name="_blank" xlink:show="new" text:style-name="Internet_20_link" text:visited-style-name="Visited_20_Internet_20_Link"><text:span text:style-name="T1">Lowest Common Ancestor of a Binary Tree</text:span></text:a></text:p>
        </text:list-item>
      </text:list>
      <text:list xml:id="list3935454754" text:style-name="L53">
        <text:list-item>
          <text:p text:style-name="P57">55. <text:a xlink:type="simple" xlink:href="https://leetcode.com/problems/product-of-array-except-self" office:target-frame-name="_blank" xlink:show="new" text:style-name="Internet_20_link" text:visited-style-name="Visited_20_Internet_20_Link"><text:span text:style-name="T1">Product of Array Except Self</text:span></text:a></text:p>
        </text:list-item>
      </text:list>
      <text:list xml:id="list3082664810" text:style-name="L54">
        <text:list-item>
          <text:p text:style-name="P58">56. <text:a xlink:type="simple" xlink:href="https://leetcode.com/problems/valid-anagram" office:target-frame-name="_blank" xlink:show="new" text:style-name="Internet_20_link" text:visited-style-name="Visited_20_Internet_20_Link"><text:span text:style-name="T1">Valid Anagram</text:span></text:a></text:p>
        </text:list-item>
      </text:list>
      <text:list xml:id="list2216992826" text:style-name="L55">
        <text:list-item>
          <text:p text:style-name="P59">57. <text:a xlink:type="simple" xlink:href="https://leetcode.com/problems/meeting-rooms" office:target-frame-name="_blank" xlink:show="new" text:style-name="Internet_20_link" text:visited-style-name="Visited_20_Internet_20_Link"><text:span text:style-name="T1">Meeting Rooms</text:span></text:a></text:p>
        </text:list-item>
      </text:list>
      <text:list xml:id="list4048995184" text:style-name="L56">
        <text:list-item>
          <text:p text:style-name="P60">58. <text:a xlink:type="simple" xlink:href="https://leetcode.com/problems/meeting-rooms-ii" office:target-frame-name="_blank" xlink:show="new" text:style-name="Internet_20_link" text:visited-style-name="Visited_20_Internet_20_Link"><text:span text:style-name="T1">Meeting Rooms II</text:span></text:a></text:p>
        </text:list-item>
      </text:list>
      <text:list xml:id="list1820032021" text:style-name="L57">
        <text:list-item>
          <text:p text:style-name="P61">59. <text:a xlink:type="simple" xlink:href="https://leetcode.com/problems/graph-valid-tree" office:target-frame-name="_blank" xlink:show="new" text:style-name="Internet_20_link" text:visited-style-name="Visited_20_Internet_20_Link"><text:span text:style-name="T1">Graph Valid Tree</text:span></text:a></text:p>
        </text:list-item>
      </text:list>
      <text:list xml:id="list3945910000" text:style-name="L58">
        <text:list-item>
          <text:p text:style-name="P62">60. <text:a xlink:type="simple" xlink:href="https://leetcode.com/problems/missing-number" office:target-frame-name="_blank" xlink:show="new" text:style-name="Internet_20_link" text:visited-style-name="Visited_20_Internet_20_Link"><text:span text:style-name="T1">Missing Number</text:span></text:a></text:p>
        </text:list-item>
      </text:list>
      <text:list xml:id="list2514666290" text:style-name="L59">
        <text:list-item>
          <text:p text:style-name="P63">61. <text:a xlink:type="simple" xlink:href="https://leetcode.com/problems/alien-dictionary" office:target-frame-name="_blank" xlink:show="new" text:style-name="Internet_20_link" text:visited-style-name="Visited_20_Internet_20_Link"><text:span text:style-name="T1">Alien Dictionary</text:span></text:a></text:p>
        </text:list-item>
      </text:list>
      <text:list xml:id="list1463180248" text:style-name="L60">
        <text:list-item>
          <text:p text:style-name="P64">62. <text:a xlink:type="simple" xlink:href="https://leetcode.com/problems/encode-and-decode-strings" office:target-frame-name="_blank" xlink:show="new" text:style-name="Internet_20_link" text:visited-style-name="Visited_20_Internet_20_Link"><text:span text:style-name="T1">Encode and Decode Strings</text:span></text:a></text:p>
        </text:list-item>
      </text:list>
      <text:list xml:id="list2220646253" text:style-name="L61">
        <text:list-item>
          <text:p text:style-name="P65">63. <text:a xlink:type="simple" xlink:href="https://leetcode.com/problems/find-median-from-data-stream" office:target-frame-name="_blank" xlink:show="new" text:style-name="Internet_20_link" text:visited-style-name="Visited_20_Internet_20_Link"><text:span text:style-name="T1">Find Median from Data Stream</text:span></text:a></text:p>
        </text:list-item>
      </text:list>
      <text:list xml:id="list2588872329" text:style-name="L62">
        <text:list-item>
          <text:p text:style-name="P66">64. <text:a xlink:type="simple" xlink:href="https://leetcode.com/problems/longest-increasing-subsequence" office:target-frame-name="_blank" xlink:show="new" text:style-name="Internet_20_link" text:visited-style-name="Visited_20_Internet_20_Link"><text:span text:style-name="T1">Longest Increasing Subsequence</text:span></text:a></text:p>
        </text:list-item>
      </text:list>
      <text:list xml:id="list4109227623" text:style-name="L63">
        <text:list-item>
          <text:p text:style-name="P67">65. <text:a xlink:type="simple" xlink:href="https://leetcode.com/problems/coin-change" office:target-frame-name="_blank" xlink:show="new" text:style-name="Internet_20_link" text:visited-style-name="Visited_20_Internet_20_Link"><text:span text:style-name="T1">Coin Change</text:span></text:a></text:p>
        </text:list-item>
      </text:list>
      <text:list xml:id="list282201828" text:style-name="L64">
        <text:list-item>
          <text:p text:style-name="P68">66. <text:a xlink:type="simple" xlink:href="https://leetcode.com/problems/number-of-connected-components-in-an-undirected-graph" office:target-frame-name="_blank" xlink:show="new" text:style-name="Internet_20_link" text:visited-style-name="Visited_20_Internet_20_Link"><text:span text:style-name="T1">Number of Connected Components in an Undirected Graph</text:span></text:a></text:p>
        </text:list-item>
      </text:list>
      <text:list xml:id="list2309564446" text:style-name="L65">
        <text:list-item>
          <text:p text:style-name="P69">67. <text:a xlink:type="simple" xlink:href="https://leetcode.com/problems/counting-bits" office:target-frame-name="_blank" xlink:show="new" text:style-name="Internet_20_link" text:visited-style-name="Visited_20_Internet_20_Link"><text:span text:style-name="T1">Counting Bits</text:span></text:a></text:p>
        </text:list-item>
      </text:list>
      <text:list xml:id="list1290114627" text:style-name="L66">
        <text:list-item>
          <text:p text:style-name="P70">68. <text:a xlink:type="simple" xlink:href="https://leetcode.com/problems/top-k-frequent-elements" office:target-frame-name="_blank" xlink:show="new" text:style-name="Internet_20_link" text:visited-style-name="Visited_20_Internet_20_Link"><text:span text:style-name="T1">Top K Frequent Elements</text:span></text:a></text:p>
        </text:list-item>
      </text:list>
      <text:list xml:id="list3965295551" text:style-name="L67">
        <text:list-item>
          <text:p text:style-name="P71">69. <text:a xlink:type="simple" xlink:href="https://leetcode.com/problems/sum-of-two-integers" office:target-frame-name="_blank" xlink:show="new" text:style-name="Internet_20_link" text:visited-style-name="Visited_20_Internet_20_Link"><text:span text:style-name="T1">Sum of Two Integers</text:span></text:a></text:p>
        </text:list-item>
      </text:list>
      <text:list xml:id="list3497452845" text:style-name="L68">
        <text:list-item>
          <text:p text:style-name="P72">70. <text:a xlink:type="simple" xlink:href="https://leetcode.com/problems/pacific-atlantic-water-flow" office:target-frame-name="_blank" xlink:show="new" text:style-name="Internet_20_link" text:visited-style-name="Visited_20_Internet_20_Link"><text:span text:style-name="T1">Pacific Atlantic Water Flow</text:span></text:a></text:p>
        </text:list-item>
      </text:list>
      <text:list xml:id="list1207526854" text:style-name="L69">
        <text:list-item>
          <text:p text:style-name="P73">71. <text:a xlink:type="simple" xlink:href="https://leetcode.com/problems/longest-repeating-character-replacement" office:target-frame-name="_blank" xlink:show="new" text:style-name="Internet_20_link" text:visited-style-name="Visited_20_Internet_20_Link"><text:span text:style-name="T1">Longest Repeating Character Replacement</text:span></text:a></text:p>
        </text:list-item>
      </text:list>
      <text:list xml:id="list3626348819" text:style-name="L70">
        <text:list-item>
          <text:p text:style-name="P74">72. <text:a xlink:type="simple" xlink:href="https://leetcode.com/problems/non-overlapping-intervals" office:target-frame-name="_blank" xlink:show="new" text:style-name="Internet_20_link" text:visited-style-name="Visited_20_Internet_20_Link"><text:span text:style-name="T1">Non-overlapping Intervals</text:span></text:a></text:p>
        </text:list-item>
      </text:list>
      <text:list xml:id="list1429620810" text:style-name="L71">
        <text:list-item>
          <text:p text:style-name="P75">73. <text:a xlink:type="simple" xlink:href="https://leetcode.com/problems/serialize-and-deserialize-bst" office:target-frame-name="_blank" xlink:show="new" text:style-name="Internet_20_link" text:visited-style-name="Visited_20_Internet_20_Link"><text:span text:style-name="T1">Serialize and Deserialize BST</text:span></text:a></text:p>
        </text:list-item>
      </text:list>
      <text:list xml:id="list3909481050" text:style-name="L72">
        <text:list-item>
          <text:p text:style-name="P76">74. <text:a xlink:type="simple" xlink:href="https://leetcode.com/problems/subtree-of-another-tree" office:target-frame-name="_blank" xlink:show="new" text:style-name="Internet_20_link" text:visited-style-name="Visited_20_Internet_20_Link"><text:span text:style-name="T1">Subtree of Another Tree</text:span></text:a></text:p>
        </text:list-item>
      </text:list>
      <text:list xml:id="list4073656859" text:style-name="L73">
        <text:list-item>
          <text:p text:style-name="P77">75. <text:a xlink:type="simple" xlink:href="https://leetcode.com/problems/palindromic-substrings" office:target-frame-name="_blank" xlink:show="new" text:style-name="Internet_20_link" text:visited-style-name="Visited_20_Internet_20_Link"><text:span text:style-name="T1">Palindromic Substrings</text:span></text:a></text:p>
        </text:list-item>
      </text:list>
      <text:list xml:id="list3767472893" text:style-name="L74">
        <text:list-item>
          <text:p text:style-name="P78">76. <text:a xlink:type="simple" xlink:href="https://leetcode.com/problems/longest-common-subsequence" office:target-frame-name="_blank" xlink:show="new" text:style-name="Internet_20_link" text:visited-style-name="Visited_20_Internet_20_Link"><text:span text:style-name="T1">Longest Common Subsequence</text:span></text:a></text:p>
        </text:list-item>
      </text:list>
      <text:list xml:id="list195957419810344" text:continue-list="list1015318511" text:style-name="L43">
        <text:list-item>
          <text:p text:style-name="P25"><text:soft-page-break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f23cc" officeooo:paragraph-rsid="000f23cc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ET-CODE BLIND 75 MUST SOLVED QUESTIO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5:17:31.751076224</meta:creation-date>
    <dc:date>2022-09-29T19:59:57.010322254</dc:date>
    <meta:editing-duration>PT10M40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3" meta:paragraph-count="78" meta:word-count="418" meta:character-count="2060" meta:non-whitespace-character-count="1795"/>
  </office:meta>
</office:document-meta>
</file>